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7年 4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 text:c="2"/>April - 2008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79721" calcext:value-type="float">
            <text:p><text:s/>479,721 </text:p>
          </table:table-cell>
          <table:table-cell table:style-name="ce28" office:value-type="float" office:value="2859" calcext:value-type="float">
            <text:p><text:s/>2,859 </text:p>
          </table:table-cell>
          <table:table-cell table:style-name="ce28" office:value-type="float" office:value="24385" calcext:value-type="float">
            <text:p><text:s/>24,385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445605" calcext:value-type="float">
            <text:p><text:s/>445,605 </text:p>
          </table:table-cell>
          <table:table-cell table:style-name="ce28" office:value-type="float" office:value="803" calcext:value-type="float">
            <text:p><text:s/>803 </text:p>
          </table:table-cell>
          <table:table-cell table:style-name="ce28" office:value-type="float" office:value="7129" calcext:value-type="float">
            <text:p><text:s/>7,129 </text:p>
          </table:table-cell>
          <table:table-cell table:style-name="ce28" office:value-type="float" office:value="809" calcext:value-type="float">
            <text:p><text:s/>809 </text:p>
          </table:table-cell>
          <table:table-cell table:style-name="ce28" office:value-type="float" office:value="3848" calcext:value-type="float">
            <text:p><text:s/>3,848 </text:p>
          </table:table-cell>
          <table:table-cell table:style-name="ce28" office:value-type="float" office:value="2602" calcext:value-type="float">
            <text:p><text:s/>2,602 </text:p>
          </table:table-cell>
          <table:table-cell table:style-name="ce28" office:value-type="float" office:value="1246" calcext:value-type="float">
            <text:p><text:s/>1,246 </text:p>
          </table:table-cell>
          <table:table-cell table:style-name="ce28" office:value-type="float" office:value="38" calcext:value-type="float">
            <text:p><text:s/>38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11858" calcext:value-type="float">
            <text:p><text:s/>311,858 </text:p>
          </table:table-cell>
          <table:table-cell table:style-name="ce28" office:value-type="float" office:value="1796" calcext:value-type="float">
            <text:p><text:s/>1,796 </text:p>
          </table:table-cell>
          <table:table-cell table:style-name="ce28" office:value-type="float" office:value="17709" calcext:value-type="float">
            <text:p><text:s/>17,709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287024" calcext:value-type="float">
            <text:p><text:s/>287,024 </text:p>
          </table:table-cell>
          <table:table-cell table:style-name="ce28" office:value-type="float" office:value="566" calcext:value-type="float">
            <text:p><text:s/>566 </text:p>
          </table:table-cell>
          <table:table-cell table:style-name="ce28" office:value-type="float" office:value="5273" calcext:value-type="float">
            <text:p><text:s/>5,273 </text:p>
          </table:table-cell>
          <table:table-cell table:style-name="ce28" office:value-type="float" office:value="521" calcext:value-type="float">
            <text:p><text:s/>521 </text:p>
          </table:table-cell>
          <table:table-cell table:style-name="ce28" office:value-type="float" office:value="2560" calcext:value-type="float">
            <text:p><text:s/>2,560 </text:p>
          </table:table-cell>
          <table:table-cell table:style-name="ce28" office:value-type="float" office:value="1852" calcext:value-type="float">
            <text:p><text:s/>1,852 </text:p>
          </table:table-cell>
          <table:table-cell table:style-name="ce28" office:value-type="float" office:value="708" calcext:value-type="float">
            <text:p><text:s/>708 </text:p>
          </table:table-cell>
          <table:table-cell table:style-name="ce28" office:value-type="float" office:value="13" calcext:value-type="float">
            <text:p><text:s/>13 </text:p>
          </table:table-cell>
          <table:table-cell table:style-name="ce28" office:value-type="float" office:value="4" calcext:value-type="float">
            <text:p><text:s/>4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4646" calcext:value-type="float">
            <text:p><text:s/>144,646 </text:p>
          </table:table-cell>
          <table:table-cell table:style-name="ce29" office:value-type="float" office:value="997" calcext:value-type="float">
            <text:p><text:s/>99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40825" calcext:value-type="float">
            <text:p><text:s/>140,825 </text:p>
          </table:table-cell>
          <table:table-cell table:style-name="ce29" office:value-type="float" office:value="463" calcext:value-type="float">
            <text:p><text:s/>463 </text:p>
          </table:table-cell>
          <table:table-cell table:style-name="ce29" office:value-type="float" office:value="2748" calcext:value-type="float">
            <text:p><text:s/>2,748 </text:p>
          </table:table-cell>
          <table:table-cell table:style-name="ce29" office:value-type="float" office:value="430" calcext:value-type="float">
            <text:p><text:s/>430 </text:p>
          </table:table-cell>
          <table:table-cell table:style-name="ce29" office:value-type="float" office:value="1177" calcext:value-type="float">
            <text:p><text:s/>1,177 </text:p>
          </table:table-cell>
          <table:table-cell table:style-name="ce29" office:value-type="float" office:value="1073" calcext:value-type="float">
            <text:p><text:s/>1,073 </text:p>
          </table:table-cell>
          <table:table-cell table:style-name="ce29" office:value-type="float" office:value="104" calcext:value-type="float">
            <text:p><text:s/>104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94" calcext:value-type="float">
            <text:p><text:s/>2,194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26" calcext:value-type="float">
            <text:p><text:s/>52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2545" calcext:value-type="float">
            <text:p><text:s/>32,545 </text:p>
          </table:table-cell>
          <table:table-cell table:style-name="ce29" office:value-type="float" office:value="127" calcext:value-type="float">
            <text:p><text:s/>127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1180" calcext:value-type="float">
            <text:p><text:s/>31,18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65" calcext:value-type="float">
            <text:p><text:s/>46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3" calcext:value-type="float">
            <text:p><text:s/>293 </text:p>
          </table:table-cell>
          <table:table-cell table:style-name="ce29" office:value-type="float" office:value="166" calcext:value-type="float">
            <text:p><text:s/>166 </text:p>
          </table:table-cell>
          <table:table-cell table:style-name="ce29" office:value-type="float" office:value="127" calcext:value-type="float">
            <text:p><text:s/>12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541" calcext:value-type="float">
            <text:p><text:s/>3,541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64" calcext:value-type="float">
            <text:p><text:s/>2,264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23" calcext:value-type="float">
            <text:p><text:s/>12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9" calcext:value-type="float">
            <text:p><text:s/>49 </text:p>
          </table:table-cell>
          <table:table-cell table:style-name="ce29" office:value-type="float" office:value="45" calcext:value-type="float">
            <text:p><text:s/>45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1052" calcext:value-type="float">
            <text:p><text:s/>1,052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955" calcext:value-type="float">
            <text:p><text:s/>9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1" calcext:value-type="float">
            <text:p><text:s/>8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695" calcext:value-type="float">
            <text:p><text:s/>6,695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515" calcext:value-type="float">
            <text:p><text:s/>5,515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9" calcext:value-type="float">
            <text:p><text:s/>39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14" calcext:value-type="float">
            <text:p><text:s/>1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637" calcext:value-type="float">
            <text:p><text:s/>4,637 </text:p>
          </table:table-cell>
          <table:table-cell table:style-name="ce29" office:value-type="float" office:value="21" calcext:value-type="float">
            <text:p><text:s/>21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237" calcext:value-type="float">
            <text:p><text:s/>4,23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21" calcext:value-type="float">
            <text:p><text:s/>1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8" calcext:value-type="float">
            <text:p><text:s/>58 </text:p>
          </table:table-cell>
          <table:table-cell table:style-name="ce29" office:value-type="float" office:value="40" calcext:value-type="float">
            <text:p><text:s/>40 </text:p>
          </table:table-cell>
          <table:table-cell table:style-name="ce29" office:value-type="float" office:value="18" calcext:value-type="float">
            <text:p><text:s/>1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40" calcext:value-type="float">
            <text:p><text:s/>1,640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6" calcext:value-type="float">
            <text:p><text:s/>1,526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4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02" calcext:value-type="float">
            <text:p><text:s/>2,002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71" calcext:value-type="float">
            <text:p><text:s/>1,671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3" calcext:value-type="float">
            <text:p><text:s/>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64" calcext:value-type="float">
            <text:p><text:s/>1,8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4" calcext:value-type="float">
            <text:p><text:s/>1,48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6" calcext:value-type="float">
            <text:p><text:s/>1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430" calcext:value-type="float">
            <text:p><text:s/>430 </text:p>
          </table:table-cell>
          <table:table-cell table:style-name="ce29" office:value-type="float" office:value="23" calcext:value-type="float">
            <text:p><text:s/>2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4" calcext:value-type="float">
            <text:p><text:s/>37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7" calcext:value-type="float">
            <text:p><text:s/>4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9" calcext:value-type="float">
            <text:p><text:s/>29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20" calcext:value-type="float">
            <text:p><text:s/>2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534" calcext:value-type="float">
            <text:p><text:s/>11,534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885" calcext:value-type="float">
            <text:p><text:s/>10,88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3" calcext:value-type="float">
            <text:p><text:s/>41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1" calcext:value-type="float">
            <text:p><text:s/>101 </text:p>
          </table:table-cell>
          <table:table-cell table:style-name="ce29" office:value-type="float" office:value="67" calcext:value-type="float">
            <text:p><text:s/>67 </text:p>
          </table:table-cell>
          <table:table-cell table:style-name="ce29" office:value-type="float" office:value="34" calcext:value-type="float">
            <text:p><text:s/>3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684" calcext:value-type="float">
            <text:p><text:s/>12,684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87" calcext:value-type="float">
            <text:p><text:s/>11,78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8" calcext:value-type="float">
            <text:p><text:s/>3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56" calcext:value-type="float">
            <text:p><text:s/>356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56" calcext:value-type="float">
            <text:p><text:s/>356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227" calcext:value-type="float">
            <text:p><text:s/>2,227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182" calcext:value-type="float">
            <text:p><text:s/>2,1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1" calcext:value-type="float">
            <text:p><text:s/>3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8" calcext:value-type="float">
            <text:p><text:s/>28 </text:p>
          </table:table-cell>
          <table:table-cell table:number-columns-repeated="2"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4" calcext:value-type="float">
            <text:p><text:s/>4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3" calcext:value-type="float">
            <text:p><text:s/>3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337" calcext:value-type="float">
            <text:p><text:s/>16,337 </text:p>
          </table:table-cell>
          <table:table-cell table:style-name="ce29" office:value-type="float" office:value="30" calcext:value-type="float">
            <text:p><text:s/>30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47" calcext:value-type="float">
            <text:p><text:s/>15,24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91" calcext:value-type="float">
            <text:p><text:s/>91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91" calcext:value-type="float">
            <text:p><text:s/>91 </text:p>
          </table:table-cell>
          <table:table-cell table:style-name="ce29" office:value-type="float" office:value="67" calcext:value-type="float">
            <text:p><text:s/>67 </text:p>
          </table:table-cell>
          <table:table-cell table:style-name="ce29" office:value-type="float" office:value="24" calcext:value-type="float">
            <text:p><text:s/>2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665" calcext:value-type="float">
            <text:p><text:s/>5,665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627" calcext:value-type="float">
            <text:p><text:s/>627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911" calcext:value-type="float">
            <text:p><text:s/>4,911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84" calcext:value-type="float">
            <text:p><text:s/>84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49" calcext:value-type="float">
            <text:p><text:s/>49 </text:p>
          </table:table-cell>
          <table:table-cell table:style-name="ce29" office:value-type="float" office:value="43" calcext:value-type="float">
            <text:p><text:s/>43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8210" calcext:value-type="float">
            <text:p><text:s/>28,210 </text:p>
          </table:table-cell>
          <table:table-cell table:style-name="ce29" office:value-type="float" office:value="377" calcext:value-type="float">
            <text:p><text:s/>377 </text:p>
          </table:table-cell>
          <table:table-cell table:style-name="ce29" office:value-type="float" office:value="2359" calcext:value-type="float">
            <text:p><text:s/>2,35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892" calcext:value-type="float">
            <text:p><text:s/>24,892 </text:p>
          </table:table-cell>
          <table:table-cell table:style-name="ce29" office:value-type="float" office:value="58" calcext:value-type="float">
            <text:p><text:s/>58 </text:p>
          </table:table-cell>
          <table:table-cell table:style-name="ce29" office:value-type="float" office:value="775" calcext:value-type="float">
            <text:p><text:s/>775 </text:p>
          </table:table-cell>
          <table:table-cell table:style-name="ce29" office:value-type="float" office:value="35" calcext:value-type="float">
            <text:p><text:s/>35 </text:p>
          </table:table-cell>
          <table:table-cell table:style-name="ce29" office:value-type="float" office:value="468" calcext:value-type="float">
            <text:p><text:s/>468 </text:p>
          </table:table-cell>
          <table:table-cell table:style-name="ce29" office:value-type="float" office:value="184" calcext:value-type="float">
            <text:p><text:s/>184 </text:p>
          </table:table-cell>
          <table:table-cell table:style-name="ce29" office:value-type="float" office:value="284" calcext:value-type="float">
            <text:p><text:s/>28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637" calcext:value-type="float">
            <text:p><text:s/>15,63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70" calcext:value-type="float">
            <text:p><text:s/>12,07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2" calcext:value-type="float">
            <text:p><text:s/>32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14" calcext:value-type="float">
            <text:p><text:s/>1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958" calcext:value-type="float">
            <text:p><text:s/>17,958 </text:p>
          </table:table-cell>
          <table:table-cell table:style-name="ce29" office:value-type="float" office:value="116" calcext:value-type="float">
            <text:p><text:s/>116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137" calcext:value-type="float">
            <text:p><text:s/>14,137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149" calcext:value-type="float">
            <text:p><text:s/>149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126" calcext:value-type="float">
            <text:p><text:s/>126 </text:p>
          </table:table-cell>
          <table:table-cell table:number-columns-repeated="2" table:style-name="ce29" office:value-type="float" office:value="63" calcext:value-type="float">
            <text:p><text:s/>6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8240" calcext:value-type="float">
            <text:p><text:s/>78,240 </text:p>
          </table:table-cell>
          <table:table-cell table:style-name="ce28" office:value-type="float" office:value="358" calcext:value-type="float">
            <text:p><text:s/>358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449" calcext:value-type="float">
            <text:p><text:s/>70,449 </text:p>
          </table:table-cell>
          <table:table-cell table:style-name="ce28" office:value-type="float" office:value="77" calcext:value-type="float">
            <text:p><text:s/>77 </text:p>
          </table:table-cell>
          <table:table-cell table:style-name="ce28" office:value-type="float" office:value="754" calcext:value-type="float">
            <text:p><text:s/>754 </text:p>
          </table:table-cell>
          <table:table-cell table:style-name="ce28" office:value-type="float" office:value="195" calcext:value-type="float">
            <text:p><text:s/>195 </text:p>
          </table:table-cell>
          <table:table-cell table:style-name="ce28" office:value-type="float" office:value="447" calcext:value-type="float">
            <text:p><text:s/>447 </text:p>
          </table:table-cell>
          <table:table-cell table:style-name="ce28" office:value-type="float" office:value="361" calcext:value-type="float">
            <text:p><text:s/>361 </text:p>
          </table:table-cell>
          <table:table-cell table:style-name="ce28" office:value-type="float" office:value="86" calcext:value-type="float">
            <text:p><text:s/>86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7951" calcext:value-type="float">
            <text:p><text:s/>87,951 </text:p>
          </table:table-cell>
          <table:table-cell table:style-name="ce28" office:value-type="float" office:value="703" calcext:value-type="float">
            <text:p><text:s/>703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6497" calcext:value-type="float">
            <text:p><text:s/>86,497 </text:p>
          </table:table-cell>
          <table:table-cell table:style-name="ce28" office:value-type="float" office:value="160" calcext:value-type="float">
            <text:p><text:s/>160 </text:p>
          </table:table-cell>
          <table:table-cell table:style-name="ce28" office:value-type="float" office:value="1077" calcext:value-type="float">
            <text:p><text:s/>1,077 </text:p>
          </table:table-cell>
          <table:table-cell table:style-name="ce28" office:value-type="float" office:value="91" calcext:value-type="float">
            <text:p><text:s/>91 </text:p>
          </table:table-cell>
          <table:table-cell table:style-name="ce28" office:value-type="float" office:value="829" calcext:value-type="float">
            <text:p><text:s/>829 </text:p>
          </table:table-cell>
          <table:table-cell table:style-name="ce28" office:value-type="float" office:value="377" calcext:value-type="float">
            <text:p><text:s/>377 </text:p>
          </table:table-cell>
          <table:table-cell table:style-name="ce28" office:value-type="float" office:value="452" calcext:value-type="float">
            <text:p><text:s/>452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672" calcext:value-type="float">
            <text:p><text:s/>1,672 </text:p>
          </table:table-cell>
          <table:table-cell table:style-name="ce28" office:value-type="float" office:value="2" calcext:value-type="float">
            <text:p><text:s/>2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1635" calcext:value-type="float">
            <text:p><text:s/>1,635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25" calcext:value-type="float">
            <text:p><text:s/>25 </text:p>
          </table:table-cell>
          <table:table-cell table:style-name="ce28" office:value-type="float" office:value="2" calcext:value-type="float">
            <text:p><text:s/>2 </text:p>
          </table:table-cell>
          <table:table-cell table:number-columns-repeated="2" table:style-name="ce28" office:value-type="float" office:value="12" calcext:value-type="float">
            <text:p><text:s/>12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72" calcext:value-type="float">
            <text:p><text:s/>1,672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635" calcext:value-type="float">
            <text:p><text:s/>1,63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12" calcext:value-type="float">
            <text:p><text:s/>1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8-06-12T08:48:34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